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'Segoe UI', Arial, freesans, sans-serif"/>
    <style:font-face style:name="Helvetica" svg:font-family="Helvetica, arial, nimbussansl, liberationsans, freesans, clean, sans-serif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8736in"/>
    </style:style>
    <style:style style:name="Table1.C" style:family="table-column">
      <style:table-column-properties style:column-width="5.179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Table_20_Contents">
      <style:paragraph-properties fo:text-align="start" style:justify-single-word="false"/>
      <style:text-properties fo:font-size="14pt" officeooo:rsid="0029b43b" officeooo:paragraph-rsid="0029b43b" style:font-size-asian="14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fo:font-size="14pt" officeooo:rsid="002a1b6f" officeooo:paragraph-rsid="002a1b6f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fo:font-size="14pt" officeooo:rsid="002b1776" officeooo:paragraph-rsid="002b1776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fo:font-size="14pt" officeooo:rsid="002d156c" officeooo:paragraph-rsid="002d156c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fo:font-size="14pt" officeooo:rsid="002d19bf" officeooo:paragraph-rsid="002d19bf" style:font-size-asian="14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fo:font-size="14pt" officeooo:rsid="002d19bf" officeooo:paragraph-rsid="002eb125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fo:font-size="14pt" officeooo:rsid="002eb125" officeooo:paragraph-rsid="002eb125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fo:font-size="14pt" officeooo:rsid="002f2545" officeooo:paragraph-rsid="002f2545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fo:font-size="14pt" officeooo:rsid="00308e9c" officeooo:paragraph-rsid="00308e9c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fo:font-size="14pt" officeooo:rsid="0031b6ce" officeooo:paragraph-rsid="0031b6ce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fo:font-size="14pt" officeooo:rsid="0031f953" officeooo:paragraph-rsid="0031f953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fo:font-size="14pt" officeooo:rsid="0032b5cf" officeooo:paragraph-rsid="0032b5cf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fo:font-size="14pt" officeooo:rsid="0032e7a8" officeooo:paragraph-rsid="0032e7a8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fo:font-size="14pt" officeooo:rsid="00340362" officeooo:paragraph-rsid="00340362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8pt" officeooo:paragraph-rsid="00164acb" style:font-size-asian="18pt" style:font-size-complex="18pt"/>
    </style:style>
    <style:style style:name="P17" style:family="paragraph" style:parent-style-name="Standard">
      <style:paragraph-properties fo:text-align="center" style:justify-single-word="false"/>
      <style:text-properties fo:font-size="18pt" officeooo:paragraph-rsid="001eb634" style:font-size-asian="18pt" style:font-size-complex="18pt"/>
    </style:style>
    <style:style style:name="P18" style:family="paragraph" style:parent-style-name="Standard">
      <style:paragraph-properties fo:text-align="center" style:justify-single-word="false"/>
      <style:text-properties fo:font-size="18pt" officeooo:rsid="001eb634" officeooo:paragraph-rsid="001eb634" style:font-size-asian="18pt" style:font-size-complex="18pt"/>
    </style:style>
    <style:style style:name="P19" style:family="paragraph" style:parent-style-name="Standard">
      <style:paragraph-properties fo:text-align="center" style:justify-single-word="false"/>
      <style:text-properties style:font-name="Liberation Serif" fo:font-size="18pt" officeooo:rsid="00164acb" officeooo:paragraph-rsid="00164acb" style:font-size-asian="18pt" style:font-size-complex="18pt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18pt" officeooo:rsid="00164acb" officeooo:paragraph-rsid="00199d64" style:font-size-asian="18pt" style:font-size-complex="18pt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18pt" officeooo:rsid="00199d64" officeooo:paragraph-rsid="00199d64" style:font-size-asian="18pt" style:font-size-complex="18pt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18pt" officeooo:rsid="001b6b18" officeooo:paragraph-rsid="001b6b18" style:font-size-asian="18pt" style:font-size-complex="18pt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28pt" officeooo:rsid="00164acb" officeooo:paragraph-rsid="00164acb" style:font-size-asian="28pt" style:font-size-complex="28pt"/>
    </style:style>
    <style:style style:name="P24" style:family="paragraph" style:parent-style-name="Standard">
      <style:paragraph-properties fo:text-align="center" style:justify-single-word="false"/>
      <style:text-properties style:font-name="Liberation Serif" fo:font-size="28pt" officeooo:rsid="0024a20a" officeooo:paragraph-rsid="0024a20a" style:font-size-asian="28pt" style:font-size-complex="28pt"/>
    </style:style>
    <style:style style:name="P25" style:family="paragraph" style:parent-style-name="Standard">
      <style:paragraph-properties fo:text-align="center" style:justify-single-word="false"/>
      <style:text-properties fo:font-size="14pt" fo:font-weight="bold" officeooo:rsid="001eb634" officeooo:paragraph-rsid="001eb634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1eb634" officeooo:paragraph-rsid="001eb634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20a382" officeooo:paragraph-rsid="0020a382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normal" officeooo:rsid="0020a382" officeooo:paragraph-rsid="0021cbb5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weight="normal" officeooo:rsid="00288f4e" officeooo:paragraph-rsid="00288f4e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center" style:justify-single-word="false" fo:break-before="page"/>
      <style:text-properties fo:font-size="18pt" officeooo:paragraph-rsid="00164acb" style:font-size-asian="18pt" style:font-size-complex="18pt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333333" style:text-line-through-style="none" style:text-line-through-type="none" style:font-name="Liberation Serif" fo:letter-spacing="normal" fo:font-style="normal" style:text-underline-style="none" fo:font-weight="normal" officeooo:rsid="00164acb" style:text-blinking="false" fo:background-color="transparent" loext:char-shading-value="0"/>
    </style:style>
    <style:style style:name="T3" style:family="text">
      <style:text-properties fo:font-variant="normal" fo:text-transform="none" fo:color="#333333" style:font-name="Liberation Serif" fo:letter-spacing="normal" fo:font-style="normal"/>
    </style:style>
    <style:style style:name="T4" style:family="text">
      <style:text-properties fo:font-variant="normal" fo:text-transform="none" fo:color="#333333" style:font-name="Liberation Serif" fo:letter-spacing="normal" fo:font-style="normal" fo:font-weight="normal"/>
    </style:style>
    <style:style style:name="T5" style:family="text">
      <style:text-properties fo:font-variant="normal" fo:text-transform="none" fo:color="#333333" style:font-name="Liberation Serif" fo:letter-spacing="normal" fo:font-style="normal" fo:font-weight="normal" officeooo:rsid="001eb634"/>
    </style:style>
    <style:style style:name="T6" style:family="text">
      <style:text-properties fo:font-variant="normal" fo:text-transform="none" fo:color="#333333" style:font-name="Liberation Serif" fo:letter-spacing="normal" fo:font-style="normal" officeooo:rsid="001f847f"/>
    </style:style>
    <style:style style:name="T7" style:family="text">
      <style:text-properties fo:font-variant="normal" fo:text-transform="none" fo:color="#333333" style:font-name="Liberation Serif" fo:letter-spacing="normal" fo:font-style="normal" officeooo:rsid="0020a382"/>
    </style:style>
    <style:style style:name="T8" style:family="text">
      <style:text-properties fo:font-variant="normal" fo:text-transform="none" fo:color="#333333" style:font-name="Liberation Serif" fo:letter-spacing="normal" fo:font-style="normal" officeooo:rsid="00219a63"/>
    </style:style>
    <style:style style:name="T9" style:family="text">
      <style:text-properties fo:font-variant="normal" fo:text-transform="none" fo:color="#333333" style:font-name="Liberation Serif" fo:letter-spacing="normal" fo:font-style="normal" officeooo:rsid="0021cbb5"/>
    </style:style>
    <style:style style:name="T10" style:family="text">
      <style:text-properties fo:font-variant="normal" fo:text-transform="none" fo:color="#333333" style:font-name="Liberation Serif" fo:letter-spacing="normal" fo:font-style="normal" officeooo:rsid="0022d34e"/>
    </style:style>
    <style:style style:name="T11" style:family="text">
      <style:text-properties fo:font-variant="normal" fo:text-transform="none" fo:color="#333333" style:font-name="Liberation Serif" fo:letter-spacing="normal" fo:font-style="normal" officeooo:rsid="0029b43b"/>
    </style:style>
    <style:style style:name="T12" style:family="text">
      <style:text-properties fo:font-variant="normal" fo:text-transform="none" fo:color="#333333" style:font-name="Liberation Serif" fo:letter-spacing="normal" fo:font-style="normal" officeooo:rsid="002f741b"/>
    </style:style>
    <style:style style:name="T13" style:family="text">
      <style:text-properties style:font-name="Liberation Serif" officeooo:rsid="00164acb"/>
    </style:style>
    <style:style style:name="T14" style:family="text">
      <style:text-properties officeooo:rsid="0016919b"/>
    </style:style>
    <style:style style:name="T15" style:family="text">
      <style:text-properties officeooo:rsid="00199d64"/>
    </style:style>
    <style:style style:name="T16" style:family="text">
      <style:text-properties officeooo:rsid="001be5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PicChat</text:p>
      <text:p text:style-name="P23">CS1530 Sprint 1-Deliverable 1</text:p>
      <text:p text:style-name="P19"><text:span text:style-name="T16">Due Date: </text:span>June 10<text:span text:style-name="T1">th</text:span> 2015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Team Members:</text:p>
      <text:p text:style-name="P20">Blaise Clair - <text:span text:style-name="T14">Product Owner</text:span></text:p>
      <text:p text:style-name="P21">Andrew Harper – Software Developer</text:p>
      <text:p text:style-name="P19">Neel Kowdley - <text:span text:style-name="T15">Software Developer</text:span></text:p>
      <text:p text:style-name="P16"><text:span text:style-name="T13">Dom G</text:span><text:span text:style-name="T2">rigore - </text:span><text:span text:style-name="T4">Quality Assurance Manager</text:span></text:p>
      <text:p text:style-name="P30"><text:span text:style-name="T4"/></text:p>
      <text:p text:style-name="P17"><text:span text:style-name="T5">User Stories and Backlog:</text:span></text:p>
      <text:p text:style-name="P18"/>
      <text:p text:style-name="P25"><text:span text:style-name="T3">How User Stories are Developed:</text:span></text:p>
      <text:p text:style-name="P26"><text:span text:style-name="T3"><text:tab/>We developed our User Stories for this sprint by first, discussing the project with the client. <text:s/>We communicated extensively with our clients, and from our meetings with them, we were able to determine a list of requirements based on the clients needs.</text:span></text:p>
      <text:p text:style-name="P26"/>
      <text:p text:style-name="P26"><text:span text:style-name="T3"><text:tab/></text:span><text:span text:style-name="T6">W</text:span><text:span text:style-name="T3">e were able </text:span><text:span text:style-name="T6">to come up with User Stories by evaluating each requirement, and determining which person in the development and use in the project would benefit from the requir</text:span><text:span text:style-name="T7">e</text:span><text:span text:style-name="T6">ment.</text:span></text:p>
      <text:p text:style-name="P26"/>
      <text:p text:style-name="P27"><text:span text:style-name="T6">P</text:span><text:span text:style-name="T3">riorities for each user story were determined by a number of characteristics:</text:span></text:p>
      <text:p text:style-name="P27"><text:span text:style-name="T3">1) If a user story “blocked” other user stories or backlog items. <text:s/>This would occur if <text:s/>one user story is dependent on, or unable to be worked on until another story being completed. <text:s/></text:span><text:span text:style-name="T10">The “blocking story” should be given a higher priority.</text:span></text:p>
      <text:p text:style-name="P27"><text:span text:style-name="T3">2) How integral the user story is to the client. <text:s/>If the user story is important to the client in the overall product, </text:span><text:span text:style-name="T10">it should have a higher priority.</text:span></text:p>
      <text:p text:style-name="P28"><text:span text:style-name="T3">3) </text:span><text:span text:style-name="T8"><text:s/></text:span><text:span text:style-name="T9">H</text:span><text:span text:style-name="T8">ow much benefit would be gained from completing the project</text:span><text:span text:style-name="T3">. If the user story is </text:span><text:span text:style-name="T9">contains a major feature, it should have a higher priority.</text:span></text:p>
      <text:p text:style-name="P28"/>
      <text:p text:style-name="P29"><text:span text:style-name="T9">O</text:span><text:span text:style-name="T3">u</text:span><text:span text:style-name="T11">r User Stories</text:span><text:span text:style-name="T3">, ranked </text:span><text:span text:style-name="T12">by priority</text:span><text:span text:style-name="T3"> is as follows:</text:span>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10">Priority(1 is highest)</text:p>
          </table:table-cell>
          <table:table-cell table:style-name="Table1.A1" office:value-type="string">
            <text:p text:style-name="P2">User Story Number</text:p>
          </table:table-cell>
          <table:table-cell table:style-name="Table1.C1" office:value-type="string">
            <text:p text:style-name="P2">User Story:</text:p>
          </table:table-cell>
        </table:table-row>
        <table:table-row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2">1</text:p>
          </table:table-cell>
          <table:table-cell table:style-name="Table1.C2" office:value-type="string">
            <text:p text:style-name="P3">As a user, I want to have a Maps interface with locations of posts marked, so that I am able to view where my friends are when they make posts.</text:p>
          </table:table-cell>
        </table:table-row>
        <table:table-row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2">2</text:p>
          </table:table-cell>
          <table:table-cell table:style-name="Table1.C2" office:value-type="string">
            <text:p text:style-name="P4">As a developer, I want a back end database so that I can easily store and retrieve data about posts.</text:p>
          </table:table-cell>
        </table:table-row>
        <table:table-row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P8">16</text:p>
          </table:table-cell>
          <table:table-cell table:style-name="Table1.C2" office:value-type="string">
            <text:p text:style-name="P7">As a user, I want to be able to make text posts with the location of the post, so that I can create content for people to see.</text:p>
          </table:table-cell>
        </table:table-row>
        <table:table-row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P8">3</text:p>
          </table:table-cell>
          <table:table-cell table:style-name="Table1.C2" office:value-type="string">
            <text:p text:style-name="P5">As a user, I want the ability to upload photos, so that I can share cool pictures with their locations for my friends to see.</text:p>
          </table:table-cell>
        </table:table-row>
        <table:table-row>
          <table:table-cell table:style-name="Table1.A2" office:value-type="string">
            <text:p text:style-name="P10">5</text:p>
          </table:table-cell>
          <table:table-cell table:style-name="Table1.A2" office:value-type="string">
            <text:p text:style-name="P9">4</text:p>
          </table:table-cell>
          <table:table-cell table:style-name="Table1.C2" office:value-type="string">
            <text:p text:style-name="P9">As a user, I want to be able to log onto the site with a profile, in order to save my settings and preferences.</text:p>
          </table:table-cell>
        </table:table-row>
        <table:table-row>
          <table:table-cell table:style-name="Table1.A2" office:value-type="string">
            <text:p text:style-name="P10">6</text:p>
          </table:table-cell>
          <table:table-cell table:style-name="Table1.A2" office:value-type="string">
            <text:p text:style-name="P11">5</text:p>
          </table:table-cell>
          <table:table-cell table:style-name="Table1.C2" office:value-type="string">
            <text:p text:style-name="P11">As a user, I want to be able to search by location and by user name, in order to filter the amount of posts visible on my screen.</text:p>
          </table:table-cell>
        </table:table-row>
        <text:soft-page-break/>
        <table:table-row>
          <table:table-cell table:style-name="Table1.A2" office:value-type="string">
            <text:p text:style-name="P10">7</text:p>
          </table:table-cell>
          <table:table-cell table:style-name="Table1.A2" office:value-type="string">
            <text:p text:style-name="P13">15</text:p>
          </table:table-cell>
          <table:table-cell table:style-name="Table1.C2" office:value-type="string">
            <text:p text:style-name="P13">As a user, I want my location to automatically be determined, so that I do not have to select a location each time I post.</text:p>
          </table:table-cell>
        </table:table-row>
        <table:table-row>
          <table:table-cell table:style-name="Table1.A2" office:value-type="string">
            <text:p text:style-name="P10">8</text:p>
          </table:table-cell>
          <table:table-cell table:style-name="Table1.A2" office:value-type="string">
            <text:p text:style-name="P14">14</text:p>
          </table:table-cell>
          <table:table-cell table:style-name="Table1.C2" office:value-type="string">
            <text:p text:style-name="P14">As a user, <text:s/>I want to select the location of my post, so that I can choose where it gets displayed, if no location is able to be determined.</text:p>
          </table:table-cell>
        </table:table-row>
        <table:table-row>
          <table:table-cell table:style-name="Table1.A2" office:value-type="string">
            <text:p text:style-name="P10">9</text:p>
          </table:table-cell>
          <table:table-cell table:style-name="Table1.A2" office:value-type="string">
            <text:p text:style-name="P12">13</text:p>
          </table:table-cell>
          <table:table-cell table:style-name="Table1.C2" office:value-type="string">
            <text:p text:style-name="P12">As a user, I want to be able to choose whether I want to share my location or not, so that I can keep my whereabouts private</text:p>
          </table:table-cell>
        </table:table-row>
        <table:table-row>
          <table:table-cell table:style-name="Table1.A2" office:value-type="string">
            <text:p text:style-name="P10">10</text:p>
          </table:table-cell>
          <table:table-cell table:style-name="Table1.A2" office:value-type="string">
            <text:p text:style-name="P15">11</text:p>
          </table:table-cell>
          <table:table-cell table:style-name="Table1.C2" office:value-type="string">
            <text:p text:style-name="P15">As a user, I want a clean and easy to understand User Interface, so that I can easily use this site, without needing help.</text:p>
          </table:table-cell>
        </table:table-row>
        <table:table-row>
          <table:table-cell table:style-name="Table1.A2" office:value-type="string">
            <text:p text:style-name="P10">11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0">12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0">13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0">14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0">15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1"/>
          </table:table-cell>
        </table:table-row>
      </table:table>
      <text:p text:style-name="P29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'Segoe UI', Arial, freesans, sans-serif"/>
    <style:font-face style:name="Helvetica" svg:font-family="Helvetica, arial, nimbussansl, liberationsans, freesans, clean, sans-serif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el Kowdley</meta:initial-creator>
    <meta:creation-date>2015-06-09T16:37:06.947895442</meta:creation-date>
    <dc:date>2015-06-09T18:13:23.689047001</dc:date>
    <dc:creator>Neel Kowdley</dc:creator>
    <meta:editing-duration>PT1H30M15S</meta:editing-duration>
    <meta:editing-cycles>34</meta:editing-cycles>
    <meta:generator>LibreOffice/4.2.8.2$Linux_X86_64 LibreOffice_project/420m0$Build-2</meta:generator>
    <meta:document-statistic meta:table-count="1" meta:image-count="0" meta:object-count="0" meta:page-count="3" meta:paragraph-count="55" meta:word-count="524" meta:character-count="2691" meta:non-whitespace-character-count="2212"/>
  </office:meta>
</office:document-meta>
</file>